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ffff" draw:textarea-horizontal-align="justify" draw:textarea-vertical-align="middle" draw:auto-grow-height="false" fo:min-height="27.45cm" fo:min-width="0.5cm"/>
      <style:paragraph-properties style:writing-mode="lr-tb"/>
    </style:style>
    <style:style style:name="gr2" style:family="graphic" style:parent-style-name="standard" style:list-style-name="L1">
      <style:graphic-properties draw:fill-color="#ffffff" draw:textarea-horizontal-align="justify" draw:textarea-vertical-align="middle" draw:auto-grow-height="false" fo:min-height="27.45cm" fo:min-width="0.5cm"/>
      <style:paragraph-properties style:writing-mode="lr-tb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27.45cm" fo:min-width="0.5cm"/>
      <style:paragraph-properties style:writing-mode="lr-tb"/>
    </style:style>
    <style:style style:name="gr4" style:family="graphic" style:parent-style-name="standard" style:list-style-name="L1">
      <style:graphic-properties draw:fill="none" draw:fill-color="#ffffff" draw:opacity="100%" draw:opacity-name="" draw:textarea-horizontal-align="justify" draw:textarea-vertical-align="middle" draw:auto-grow-height="false" fo:min-height="27.45cm" fo:min-width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 draw:opacity="100%"/>
      <style:paragraph-properties fo:text-align="cente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27.7cm" svg:x="1cm" svg:y="1cm">
          <text:p text:style-name="P1">srnsnrsnrsnrsnrsnrsnrsnrsnrsnrsnsnsnsnsnsnsnsnrsnrsnsnrsnsnrsnrsnrsnsnssnrsnsnsnsldldnsnrsjldj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27.7cm" svg:x="2cm" svg:y="1cm">
          <text:p text:style-name="P1">srnsnrsnrsnrsnrsnrsnrsnrsnrsnrsnsnsnsnsnsnsnsnrsnrsnsnrsnsnrsnrsnrsnsnssnrsnsnsnsldldnsnrsjldj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27.7cm" svg:x="3cm" svg:y="1cm">
          <text:p text:style-name="P1">srnsnrsnrsnrsnrsnrsnrsnrsnrsnrsnsnsnsnsnsnsnsnrsnrsnsnrsnsnrsnrsnrsnsnssnrsnsnsnsldldnsnrsjldj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cm" svg:height="27.7cm" svg:x="4cm" svg:y="1cm">
          <text:p text:style-name="P1">srnsnrsnrsnrsnrsnrsnrsnrsnrsnrsnsnsnsnsnsnsnsnrsnrsnsnrsnsnrsnrsnrsnsnssnrsnsnsnsldldnsnrsjldjld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3T17:41:26.221619421</meta:creation-date>
    <dc:date>2023-03-13T18:21:07.883910861</dc:date>
    <meta:editing-duration>PT2M44S</meta:editing-duration>
    <meta:editing-cycles>1</meta:editing-cycles>
    <meta:document-statistic meta:object-count="4"/>
    <meta:generator>LibreOffice/7.3.7.2$Linux_X86_64 LibreOffice_project/30$Build-2</meta:generator>
  </office:meta>
</office:document-meta>
</file>